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f7c6"/>
    </style:style>
    <style:style style:name="P2" style:family="paragraph" style:parent-style-name="Heading_20_1">
      <style:paragraph-properties fo:text-align="center" style:justify-single-word="false"/>
      <style:text-properties officeooo:rsid="000ff7c6" officeooo:paragraph-rsid="000ff7c6"/>
    </style:style>
    <style:style style:name="P3" style:family="paragraph" style:parent-style-name="Standard">
      <style:paragraph-properties fo:text-align="center" style:justify-single-word="false"/>
      <style:text-properties officeooo:rsid="000ff7c6" officeooo:paragraph-rsid="000ff7c6"/>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Heading_20_1">
      <style:paragraph-properties fo:text-align="center" style:justify-single-word="false" fo:break-before="page"/>
      <style:text-properties officeooo:rsid="000ff7c6" officeooo:paragraph-rsid="000ff7c6"/>
    </style:style>
    <style:style style:name="P7" style:family="paragraph" style:parent-style-name="Text_20_body">
      <style:paragraph-properties fo:text-align="center" style:justify-single-word="false"/>
      <style:text-properties officeooo:rsid="00141d84" officeooo:paragraph-rsid="00141d84"/>
    </style:style>
    <style:style style:name="P8" style:family="paragraph" style:parent-style-name="Text_20_body">
      <style:text-properties officeooo:paragraph-rsid="000ff7c6"/>
    </style:style>
    <style:style style:name="P9" style:family="paragraph" style:parent-style-name="Text_20_body">
      <style:paragraph-properties fo:text-align="center" style:justify-single-word="false"/>
      <style:text-properties officeooo:rsid="0015c171" officeooo:paragraph-rsid="0015c171"/>
    </style:style>
    <style:style style:name="P10" style:family="paragraph" style:parent-style-name="Text_20_body">
      <style:paragraph-properties fo:text-align="center" style:justify-single-word="false"/>
      <style:text-properties officeooo:rsid="001694af" officeooo:paragraph-rsid="001694af"/>
    </style:style>
    <style:style style:name="P11" style:family="paragraph" style:parent-style-name="Text_20_body">
      <style:paragraph-properties fo:text-align="center" style:justify-single-word="false"/>
      <style:text-properties officeooo:rsid="0017ac29" officeooo:paragraph-rsid="0017ac29"/>
    </style:style>
    <style:style style:name="P12" style:family="paragraph" style:parent-style-name="Heading_20_1">
      <style:paragraph-properties fo:text-align="center" style:justify-single-word="false" fo:break-before="page"/>
      <style:text-properties officeooo:rsid="0010f2a7" officeooo:paragraph-rsid="0010f2a7"/>
    </style:style>
    <style:style style:name="P13" style:family="paragraph" style:parent-style-name="Heading_20_1">
      <style:paragraph-properties fo:text-align="center" style:justify-single-word="false" fo:break-before="page"/>
      <style:text-properties officeooo:rsid="0010f2a7" officeooo:paragraph-rsid="0018eac2"/>
    </style:style>
    <style:style style:name="P14" style:family="paragraph" style:parent-style-name="Text_20_body">
      <style:paragraph-properties fo:text-align="center" style:justify-single-word="false"/>
      <style:text-properties officeooo:rsid="0015c171" officeooo:paragraph-rsid="0018eac2"/>
    </style:style>
    <style:style style:name="P15" style:family="paragraph" style:parent-style-name="Text_20_body">
      <style:paragraph-properties fo:text-align="start" style:justify-single-word="false"/>
      <style:text-properties officeooo:rsid="0015c171" officeooo:paragraph-rsid="0018eac2"/>
    </style:style>
    <style:style style:name="P16" style:family="paragraph" style:parent-style-name="Text_20_body">
      <style:paragraph-properties fo:text-align="justify" style:justify-single-word="false"/>
      <style:text-properties officeooo:rsid="0019978b" officeooo:paragraph-rsid="0018eac2"/>
    </style:style>
    <style:style style:name="P17" style:family="paragraph" style:parent-style-name="Text_20_body">
      <style:paragraph-properties fo:text-align="justify" style:justify-single-word="false"/>
      <style:text-properties fo:font-weight="bold" officeooo:rsid="0019978b" officeooo:paragraph-rsid="0018eac2" style:font-weight-asian="bold" style:font-weight-complex="bold"/>
    </style:style>
    <style:style style:name="P18" style:family="paragraph" style:parent-style-name="Text_20_body">
      <style:paragraph-properties fo:text-align="justify" style:justify-single-word="false"/>
      <style:text-properties fo:font-weight="normal" officeooo:rsid="001b6d2c" officeooo:paragraph-rsid="0018eac2" style:font-weight-asian="normal" style:font-weight-complex="normal"/>
    </style:style>
    <style:style style:name="P19" style:family="paragraph" style:parent-style-name="Text_20_body">
      <style:paragraph-properties fo:text-align="start" style:justify-single-word="false"/>
      <style:text-properties officeooo:rsid="001d5d82" officeooo:paragraph-rsid="0018eac2"/>
    </style:style>
    <style:style style:name="P20" style:family="paragraph" style:parent-style-name="Text_20_body">
      <style:paragraph-properties fo:text-align="start" style:justify-single-word="false"/>
      <style:text-properties fo:font-weight="bold" officeooo:rsid="001d5d82" officeooo:paragraph-rsid="0018eac2" style:font-weight-asian="bold" style:font-weight-complex="bold"/>
    </style:style>
    <style:style style:name="T1" style:family="text">
      <style:text-properties officeooo:rsid="0015c171"/>
    </style:style>
    <style:style style:name="T2" style:family="text">
      <style:text-properties fo:font-weight="bold" style:font-weight-asian="bold" style:font-weight-complex="bold"/>
    </style:style>
    <style:style style:name="T3" style:family="text">
      <style:text-properties officeooo:rsid="001b6d2c"/>
    </style:style>
    <style:style style:name="T4" style:family="text">
      <style:text-properties fo:font-weight="normal" officeooo:rsid="001b6d2c" style:font-weight-asian="normal" style:font-weight-complex="normal"/>
    </style:style>
    <style:style style:name="T5" style:family="text">
      <style:text-properties fo:font-weight="bold" officeooo:rsid="001b6d2c" style:font-weight-asian="bold" style:font-weight-complex="bold"/>
    </style:style>
    <style:style style:name="T6" style:family="text">
      <style:text-properties officeooo:rsid="001e67ad"/>
    </style:style>
    <style:style style:name="T7" style:family="text">
      <style:text-properties fo:font-weight="normal" officeooo:rsid="001e67ad" style:font-weight-asian="normal" style:font-weight-complex="normal"/>
    </style:style>
    <style:style style:name="T8" style:family="text">
      <style:text-properties fo:font-weight="bold" officeooo:rsid="001d5d82" style:font-weight-asian="bold" style:font-weight-complex="bold"/>
    </style:style>
    <style:style style:name="T9" style:family="text">
      <style:text-properties officeooo:rsid="001d5d8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1"/>
      <text:p text:style-name="P1"/>
      <text:h text:style-name="P2" text:outline-level="1"/>
      <text:h text:style-name="P2" text:outline-level="1"/>
      <text:h text:style-name="P2" text:outline-level="1"/>
      <text:h text:style-name="P2" text:outline-level="1"><text:bookmark-start text:name="__RefHeading___Toc81_3149779550"/>PROJECT QUARTERMASTER<text:bookmark-end text:name="__RefHeading___Toc81_3149779550"/></text:h>
      <text:p text:style-name="P3">10 pager</text:p>
      <text:p text:style-name="P1"/>
      <text:p text:style-name="P3">Ashton Westrick, Carter Zimmerman, Christopher “Ted” Tedeschi</text:p>
      <text:p text:style-name="P1"/>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81_3149779550" text:style-name="Index_20_Link" text:visited-style-name="Index_20_Link">PROJECT QUARTERMASTER<text:tab/>1</text:a></text:p>
          <text:p text:style-name="P5"><text:a xlink:type="simple" xlink:href="#__RefHeading___Toc1_3149779550" text:style-name="Index_20_Link" text:visited-style-name="Index_20_Link">STORY SUMMARY<text:tab/>3</text:a></text:p>
          <text:p text:style-name="P5"><text:a xlink:type="simple" xlink:href="#__RefHeading___Toc83_3149779550" text:style-name="Index_20_Link" text:visited-style-name="Index_20_Link">NOTABLE CHARACTERS &amp; FACTIONS<text:tab/>4</text:a></text:p>
          <text:p text:style-name="P5"><text:a xlink:type="simple" xlink:href="#__RefHeading___Toc85_3149779550" text:style-name="Index_20_Link" text:visited-style-name="Index_20_Link">GAME PLAY OVERVIEW<text:tab/>5</text:a></text:p>
          <text:p text:style-name="P5"><text:a xlink:type="simple" xlink:href="#__RefHeading___Toc87_3149779550" text:style-name="Index_20_Link" text:visited-style-name="Index_20_Link">GAME PLAY EXPERIENCE<text:tab/>6</text:a></text:p>
          <text:p text:style-name="P5"><text:a xlink:type="simple" xlink:href="#__RefHeading___Toc89_3149779550" text:style-name="Index_20_Link" text:visited-style-name="Index_20_Link">MECHANICAL DETAILING<text:tab/>7</text:a></text:p>
          <text:p text:style-name="P5"><text:a xlink:type="simple" xlink:href="#__RefHeading___Toc91_3149779550" text:style-name="Index_20_Link" text:visited-style-name="Index_20_Link">GAME CONFLICT<text:tab/>8</text:a></text:p>
          <text:p text:style-name="P5"><text:a xlink:type="simple" xlink:href="#__RefHeading___Toc93_3149779550" text:style-name="Index_20_Link" text:visited-style-name="Index_20_Link">ADDITIONAL CONTENT<text:tab/>9</text:a></text:p>
          <text:p text:style-name="P5"><text:a xlink:type="simple" xlink:href="#__RefHeading___Toc95_3149779550" text:style-name="Index_20_Link" text:visited-style-name="Index_20_Link">MONETIZATION AND DISTRIBUTION<text:tab/>10</text:a></text:p>
        </text:index-body>
      </text:table-of-content>
      <text:p text:style-name="P1"/>
      <text:h text:style-name="P6" text:outline-level="1"><text:bookmark-start text:name="__RefHeading___Toc1_3149779550"/>STORY SUMMARY<text:bookmark-end text:name="__RefHeading___Toc1_3149779550"/></text:h>
      <text:p text:style-name="P7">This is the summary of the story. <text:s/><text:span text:style-name="T1">Think overall lore and summation of events that will happen during gameplat</text:span></text:p>
      <text:p text:style-name="P8"/>
      <text:h text:style-name="P6" text:outline-level="1"><text:bookmark-start text:name="__RefHeading___Toc83_3149779550"/>NOTABLE CHARACTERS &amp; FACTIONS<text:bookmark-end text:name="__RefHeading___Toc83_3149779550"/></text:h>
      <text:p text:style-name="P9">This is where we will detail the soul of each faction in the game. <text:s/>I’m hoping for at least 4, though this is where we can go wild and go higher. <text:s/>Things can be cut later</text:p>
      <text:p text:style-name="P9"/>
      <text:p text:style-name="P10">Empire/Federation faction:</text:p>
      <text:p text:style-name="P10">This is the faction the player character works for.</text:p>
      <text:p text:style-name="P10"/>
      <text:p text:style-name="P10">Rebel faction:</text:p>
      <text:p text:style-name="P10">This is the “vanilla” enemies. A faction of the empire that broke away and is now at war with the empire</text:p>
      <text:p text:style-name="P10"/>
      <text:p text:style-name="P10">Honorable warrior alien faction:</text:p>
      <text:p text:style-name="P10">A race of honorable warriors that got into a fight with the Empire and decided they were worthy opponents and now want to fight all the time. They view war as a sport but are very good at it. They do things like cordially invite their opponents to a battle, avoid targeting medics, and will visit the funerals of soldiers that fell against them. The Empire agrees to let them visit funerals, arrives on time to battle, and generally go along with their antics because they are terrified of fighting these guys when they don’t constrain themselves out of honor. Warlike but honorable about it. There are even stories of them visiting Empire worlds as very respectful tourists.</text:p>
      <text:p text:style-name="P10"/>
      <text:p text:style-name="P10">Intelligent alien faction:</text:p>
      <text:p text:style-name="P10">A group of highly intelligent aliens with very advanced technology. Started getting concerned when the empire started developing FTL travel and made contact with them. The empire started stealing their tech and many advances in tech made throughout the game are from reverse engineering tech taken from them. Similar to the illuminate or the Asari</text:p>
      <text:p text:style-name="P10"/>
      <text:p text:style-name="P11">Parasite faction:</text:p>
      <text:p text:style-name="P11">a group of parasites that can take over the mind of their host. But every two days they have to return to home base to feed. A faction that is found later that combines the other factions into one army.</text:p>
      <text:p text:style-name="P10"/>
      <text:h text:style-name="P12" text:outline-level="1"><text:bookmark-start text:name="__RefHeading___Toc85_3149779550"/>GAME PLAY OVERVIEW<text:bookmark-end text:name="__RefHeading___Toc85_3149779550"/></text:h>
      <text:p text:style-name="P9">This is the general overview of the game play loop at it’s most mechanical</text:p>
      <text:h text:style-name="P13" text:outline-level="1"><text:bookmark-start text:name="__RefHeading___Toc87_3149779550"/>GAME PLAY EXPERIENCE<text:bookmark-end text:name="__RefHeading___Toc87_3149779550"/></text:h>
      <text:p text:style-name="P14">This is, for lack of a better term, the “vibe” of the game. <text:s/>How should the player be feeling and thinking as they play</text:p>
      <text:p text:style-name="P15"/>
      <text:p text:style-name="P16"><text:span text:style-name="T2">Emotional Attachment:</text:span> The player should have a baseline attachment to specific characters, squads, and even the overall mission (regardless of <text:span text:style-name="T3">whatever</text:span> path they choose), slowly developing over time. There can be caricatures of certain people, but a driving force for <text:span text:style-name="T3">the player’s</text:span> choices should be underscored by a desire to save <text:span text:style-name="T3">others</text:span> <text:span text:style-name="T3">and </text:span>keep them from dying a terrible death, adding to the weight of the gameplay without bogging it down. </text:p>
      <text:p text:style-name="P17">Believably: <text:span text:style-name="T4">Straddle the line between believability and outlandish. Weapons, enemies, and even some of the dialogue should have a fun and possibility even silly edge to them without being overly cringy. The interactions between the characters is where the most enjoyability should derive from. This should be done without sacrificing a serious storyline in which characters and whole squads that the player has become attached to become simple cannon fodder for suffering. </text:span></text:p>
      <text:p text:style-name="P18"><text:span text:style-name="T5">Vibe:</text:span><text:span text:style-name="T4"> The subtle desperation found in Starship Troopers alongside the drive behind Hell Divers 2 and the simple monotony of Paper’s Please. The player should feel a camaraderie between them and the people they serve, notes of inevitability of war continuing on, and a true desire to win by figuring out the right weapons and intel to focus on. </text:span></text:p>
      <text:h text:style-name="P12" text:outline-level="1"><text:bookmark-start text:name="__RefHeading___Toc89_3149779550"/>MECHANICAL DETAILING<text:bookmark-end text:name="__RefHeading___Toc89_3149779550"/></text:h>
      <text:p text:style-name="P9">This is where we start drilling into how the mechanics actually work on the backend</text:p>
      <text:h text:style-name="P12" text:outline-level="1"><text:bookmark-start text:name="__RefHeading___Toc91_3149779550"/>GAME CONFLICT<text:bookmark-end text:name="__RefHeading___Toc91_3149779550"/></text:h>
      <text:p text:style-name="P9">This is a summation of the conflicts found in the game. <text:s/>Think minor conflicts between characters all the way to the greater overall conflict between factions</text:p>
      <text:h text:style-name="P12" text:outline-level="1"><text:bookmark-start text:name="__RefHeading___Toc93_3149779550"/>ADDITIONAL CONTENT<text:bookmark-end text:name="__RefHeading___Toc93_3149779550"/></text:h>
      <text:p text:style-name="P9">Will we have any additional content in the game, assuming we have time? <text:s/>These will be the first deliverables cut if need be</text:p>
      <text:h text:style-name="P13" text:outline-level="1"><text:bookmark-start text:name="__RefHeading___Toc95_3149779550"/>MONETIZATION AND DISTRIBUTION<text:bookmark-end text:name="__RefHeading___Toc95_3149779550"/></text:h>
      <text:p text:style-name="P14">Straight to the point, How are we going to be getting people to give us their hard earned cash</text:p>
      <text:p text:style-name="P14"/>
      <text:p text:style-name="P19"><text:span text:style-name="T2">Website:</text:span> As simple as a landing page that details our game, mission, and where general information can live, including updates and our team members. <text:span text:style-name="T6">All Socials will include a link directing to the website. </text:span></text:p>
      <text:p text:style-name="P20">Advertisements: <text:span text:style-name="T7">Targeted strategy on specific gaming avenues such as Steam, Socials, Twitch, and gaming news websites.</text:span></text:p>
      <text:p text:style-name="P20">Outside Funding: <text:span text:style-name="T7">Kickstarter or similar sites that allow us to directly speak to a potential audience while covering part or all of the associated costs. </text:span><text:s/></text:p>
      <text:p text:style-name="P20">Social Media: <text:span text:style-name="T7">Direct way to engage out fans outside of simple advertisements through posts, reels, and comments on other pages </text:span></text:p>
      <text:p text:style-name="P19"><text:span text:style-name="T8">Pre-Release Strategy:</text:span><text:span text:style-name="T9"> </text:span><text:span text:style-name="T6">Newsletter for backers or people who have stated interest. Does not have to be overly long depending on which funding avenues we choose. If engaging potential buyers, six months to a year. If product nearly finished, six week massive blitz.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London_20_Mist" draw:display-name="London Mist" draw:style="linear" draw:start-color="#cccccc" draw:end-color="#666666" draw:start-intensity="100%" draw:end-intensity="100%" draw:angle="30deg" draw:border="0%">
      <loext:gradient-stop svg:offset="0" loext:color-type="rgb" loext:color-value="#cccccc"/>
      <loext:gradient-stop svg:offset="1" loext:color-type="rgb" loext:color-value="#666666"/>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f7c6" officeooo:paragraph-rsid="000ff7c6"/>
    </style:style>
    <style:style style:name="MP2" style:family="paragraph" style:parent-style-name="Footer">
      <loext:graphic-properties draw:fill="none" draw:fill-color="#ffffff" draw:opacity="100%"/>
      <style:paragraph-properties fo:background-color="transparent"/>
      <style:text-properties fo:color="#000000" loext:opacity="100%"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999999" draw:fill="gradient" draw:fill-color="#999999" draw:fill-gradient-name="London_20_Mist" draw:gradient-step-count="0" draw:opacity="5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 Quartermaster GDD</text:p>
      </style:header>
      <style:footer>
        <text:p text:style-name="MP2"><text:page-number text:select-page="current">8</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18:15:27.996926000</meta:creation-date>
    <dc:date>2025-09-14T12:57:07.115028300</dc:date>
    <meta:editing-duration>PT30M23S</meta:editing-duration>
    <meta:editing-cycles>5</meta:editing-cycles>
    <meta:generator>LibreOffice/25.2.5.2$Windows_X86_64 LibreOffice_project/03d19516eb2e1dd5d4ccd751a0d6f35f35e08022</meta:generator>
    <meta:document-statistic meta:table-count="0" meta:image-count="0" meta:object-count="0" meta:page-count="10" meta:paragraph-count="50" meta:word-count="842" meta:character-count="5054" meta:non-whitespace-character-count="4246"/>
  </office:meta>
</office:document-meta>
</file>